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5" style:family="presentation" style:parent-style-name="TITLE_5f_AND_5f_BODY-outline1" style:list-style-name="L14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P1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bold" style:font-name-asian="Lato" style:font-size-asian="13pt" style:font-style-asian="normal" style:font-weight-asian="bold" style:font-name-complex="Lato" style:font-size-complex="13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-">
        <style:list-level-properties text:space-before="1.677cm" text:min-label-width="0.863cm"/>
        <style:text-properties style:font-name="La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-">
        <style:list-level-properties text:space-before="1.677cm" text:min-label-width="0.863cm"/>
        <style:text-properties style:font-name="La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441cm" text:min-label-width="0.829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441cm" text:min-label-width="0.82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-0.6cm"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26 Disciplina eclesiástica</text:span></text:p>
          </draw:text-box>
        </draw:frame>
        <draw:frame draw:name="Google Shape;87;p13" presentation:style-name="pr2" draw:text-style-name="P3" draw:layer="layout" svg:width="21.355cm" svg:height="1.502cm" svg:x="2.027cm" svg:y="8.814cm" presentation:class="subtitle" presentation:user-transformed="true">
          <draw:text-box>
            <text:p text:style-name="P1"><text:span text:style-name="T2">Texto básico: Hebreus 12.1-13</text:span></text:p>
          </draw:text-box>
        </draw:frame>
        <presentation:notes draw:style-name="dp2">
          <draw:page-thumbnail draw:name="Google Shape;83;p:notes" draw:style-name="gr1" draw:layer="layout" svg:width="16.933cm" svg:height="9.524cm" svg:x="1.059cm" svg:y="1.905cm" draw:page-number="1" presentation:class="page"/>
          <draw:frame draw:name="Google Shape;8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" draw:style-name="dp1" draw:master-page-name="TITLE_5f_AND_5f_BODY" presentation:presentation-page-layout-name="AL2T1">
        <draw:frame draw:name="Google Shape;92;p14" presentation:style-name="pr4" draw:text-style-name="P5" draw:layer="layout" svg:width="21.357cm" svg:height="1.486cm" svg:x="2.026cm" svg:y="1.758cm" presentation:class="title" presentation:user-transformed="true">
          <draw:text-box>
            <text:p text:style-name="P1"><text:span text:style-name="T3">Introdução</text:span></text:p>
          </draw:text-box>
        </draw:frame>
        <draw:frame draw:name="Google Shape;93;p14" presentation:style-name="pr5" draw:text-style-name="P9" draw:layer="layout" svg:width="22.482cm" svg:height="9.647cm" svg:x="2.026cm" svg:y="3.87cm" presentation:class="outline" presentation:user-transformed="true">
          <draw:text-box>
            <text:p text:style-name="P6"><text:span text:style-name="T4">Vimos que existem </text:span><text:span text:style-name="T5">três marcas para reconhecermos</text:span><text:span text:style-name="T4"> se uma igreja é verdadeira. </text:span></text:p>
            <text:p text:style-name="P7"><text:span text:style-name="T4">Essa igreja precisa: </text:span></text:p>
            <text:list text:style-name="L5">
              <text:list-item>
                <text:p text:style-name="P7"><text:span text:style-name="T4">Pregar a Bíblia de forma que o Evangelho de Cristo seja o centro da mensagem; </text:span></text:p>
              </text:list-item>
              <text:list-item>
                <text:p text:style-name="P6"><text:span text:style-name="T5">Administrar os Sacramentos</text:span><text:span text:style-name="T4">, que são apenas dois: o Batismo e a Santa Ceia; e </text:span></text:p>
              </text:list-item>
              <text:list-item>
                <text:p text:style-name="P6"><text:span text:style-name="T4">Administrar a disciplina. </text:span></text:p>
              </text:list-item>
            </text:list>
            <text:p text:style-name="P7"><text:span text:style-name="T4">O tema desta aula é </text:span><text:span text:style-name="T5">sobre essa terceira marca: a disciplina</text:span><text:span text:style-name="T4">.</text:span></text:p>
            <text:p text:style-name="P8"><text:span text:style-name="T4">Dt 8.5. O autor da carta aos hebreus está justamente fazendo uma exposição sobre o que o Antigo Testamento fala sobre disciplina, </text:span><text:span text:style-name="T5">numa das primeiras ocorrências</text:span><text:span text:style-name="T4"> dessa palavra ali. </text:span></text:p>
          </draw:text-box>
        </draw:frame>
        <presentation:notes draw:style-name="dp2">
          <draw:page-thumbnail draw:name="Google Shape;89;g34889821f75_0_77:notes" draw:style-name="gr1" draw:layer="layout" svg:width="16.932cm" svg:height="9.524cm" svg:x="1.059cm" svg:y="1.905cm" draw:page-number="2" presentation:class="page"/>
          <draw:frame draw:name="Google Shape;90;g34889821f75_0_7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98;p15" presentation:style-name="pr7" draw:text-style-name="P10" draw:layer="layout" svg:width="21.357cm" svg:height="1.486cm" svg:x="2.026cm" svg:y="1.758cm" presentation:class="title" presentation:placeholder="true" presentation:user-transformed="true">
          <draw:text-box/>
        </draw:frame>
        <draw:frame draw:name="Google Shape;99;p15" presentation:style-name="pr5" draw:text-style-name="P9" draw:layer="layout" svg:width="22.482cm" svg:height="9.647cm" svg:x="2.026cm" svg:y="3.87cm" presentation:class="outline" presentation:user-transformed="true">
          <draw:text-box>
            <text:p text:style-name="P6"><text:span text:style-name="T4">Disciplina é a </text:span><text:span text:style-name="T5">qualidade que um discípulo tem, de ser</text:span><text:span text:style-name="T4"> como o seu mestre. </text:span></text:p>
            <text:p text:style-name="P7"><text:span text:style-name="T4">Na nossa própria língua, </text:span></text:p>
            <text:list text:style-name="L7">
              <text:list-item>
                <text:p text:style-name="P6"><text:span text:style-name="T4">ela é um adjetivo para alguém indulgente </text:span></text:p>
              </text:list-item>
              <text:list-item>
                <text:p text:style-name="P6"><text:span text:style-name="T4">ou </text:span><text:span text:style-name="T5">treinado para seguir</text:span><text:span text:style-name="T4"> um certo padrão, </text:span></text:p>
              </text:list-item>
              <text:list-item>
                <text:p text:style-name="P6"><text:span text:style-name="T4">e capaz de identificar e corrigir quando houver desvios desse padrão. </text:span></text:p>
              </text:list-item>
            </text:list>
            <text:p text:style-name="P7"><text:span text:style-name="T4">Rm 3.26 diz que em Adão, todos pecamos, </text:span></text:p>
            <text:list text:continue-numbering="true" text:style-name="L7">
              <text:list-item>
                <text:p text:style-name="P6"><text:span text:style-name="T4">o que significa </text:span><text:span text:style-name="T5">literalmente que todos 'erramos o alvo'</text:span><text:span text:style-name="T4">, </text:span></text:p>
              </text:list-item>
              <text:list-item>
                <text:p text:style-name="P6"><text:span text:style-name="T4">que por natureza estamos simplesmente abaixo do padrão esperado por Deus. </text:span></text:p>
              </text:list-item>
            </text:list>
            <text:p text:style-name="P7"><text:span text:style-name="T4">Acontece que nós não estamos </text:span><text:span text:style-name="T5">abaixo do padrão, simplesmente por causa da culpa</text:span><text:span text:style-name="T4"> congênita de Adão, </text:span></text:p>
            <text:list text:continue-numbering="true" text:style-name="L7">
              <text:list-item>
                <text:p text:style-name="P6"><text:span text:style-name="T4">mas acrescentamos muitos pecados a isso (Rm 5.16), </text:span></text:p>
              </text:list-item>
              <text:list-item>
                <text:p text:style-name="P6"><text:span text:style-name="T4">porque mesmo </text:span><text:span text:style-name="T5">no crente, a carne milita</text:span><text:span text:style-name="T4"> contra o espírito (Gn 6.3), </text:span></text:p>
              </text:list-item>
              <text:list-item>
                <text:p text:style-name="P6"><text:span text:style-name="T4">ou seja, pela nossa vontade e pensamentos, </text:span><text:span text:style-name="T4"><text:tab/></text:span><text:span text:style-name="T4"><text:tab/></text:span><text:span text:style-name="T4">desejamos constantemente quebrar esse padrão </text:span></text:p>
              </text:list-item>
              <text:list-item>
                <text:p text:style-name="P6"><text:span text:style-name="T4">e 'seguir o coração' como diz o Walt Disney.</text:span></text:p>
              </text:list-item>
            </text:list>
          </draw:text-box>
        </draw:frame>
        <presentation:notes draw:style-name="dp2">
          <draw:page-thumbnail draw:name="Google Shape;95;g34889821f75_0_82:notes" draw:style-name="gr1" draw:layer="layout" svg:width="16.932cm" svg:height="9.524cm" svg:x="1.059cm" svg:y="1.905cm" draw:page-number="3" presentation:class="page"/>
          <draw:frame draw:name="Google Shape;96;g34889821f75_0_8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104;p16" presentation:style-name="pr9" draw:text-style-name="P10" draw:layer="layout" svg:width="21.357cm" svg:height="1.486cm" svg:x="2.026cm" svg:y="1.758cm" presentation:class="title" presentation:placeholder="true" presentation:user-transformed="true">
          <draw:text-box/>
        </draw:frame>
        <draw:frame draw:name="Google Shape;105;p16" presentation:style-name="pr5" draw:text-style-name="P9" draw:layer="layout" svg:width="22.482cm" svg:height="9.647cm" svg:x="2.026cm" svg:y="3.87cm" presentation:class="outline" presentation:user-transformed="true">
          <draw:text-box>
            <text:p text:style-name="P6"><text:span text:style-name="T4">Quando ocorre em nós o </text:span><text:span text:style-name="T5">mistério do novo nascimento, e somos enxertados</text:span><text:span text:style-name="T4"> no corpo de Cristo, </text:span></text:p>
            <text:list text:style-name="L7">
              <text:list-item>
                <text:p text:style-name="P6"><text:span text:style-name="T4">isso é apenas um ponto de partida, no sentido que nossos pecados são todos perdoados </text:span></text:p>
              </text:list-item>
            </text:list>
            <text:list text:style-name="L8">
              <text:list-item>
                <text:list>
                  <text:list-item>
                    <text:p text:style-name="P6"><text:span text:style-name="T4">e </text:span><text:span text:style-name="T5">ninguém pode mais nos arrancar</text:span><text:span text:style-name="T4"> das mãos de Cristo, </text:span></text:p>
                  </text:list-item>
                </text:list>
              </text:list-item>
              <text:list-item>
                <text:p text:style-name="P6"><text:span text:style-name="T4">mas você não recebe ali uma carteirinha de crente ou um certificado de eleito, </text:span></text:p>
              </text:list-item>
              <text:list-item>
                <text:p text:style-name="P6"><text:span text:style-name="T4">de forma que </text:span><text:span text:style-name="T5">toda a carreira cristã se trata de confirmar</text:span><text:span text:style-name="T4"> que você foi, </text:span></text:p>
              </text:list-item>
              <text:list-item>
                <text:p text:style-name="P6"><text:span text:style-name="T4">de fato chamado, selado e justificado pela fé na obra de Cristo, </text:span></text:p>
              </text:list-item>
              <text:list-item>
                <text:p text:style-name="P6"><text:span text:style-name="T4">o que os teólogos </text:span><text:span text:style-name="T5">chamam de Perseverança</text:span><text:span text:style-name="T4"> dos Santos, ou </text:span><text:span text:style-name="T5">Certeza da Salvação</text:span><text:span text:style-name="T4">. </text:span></text:p>
              </text:list-item>
            </text:list>
            <text:p text:style-name="P7"><text:span text:style-name="T4">A implicação disso é que, até o último dia da nossa vida, </text:span></text:p>
            <text:list text:continue-numbering="true" text:style-name="L8">
              <text:list-item>
                <text:p text:style-name="P6"><text:span text:style-name="T5">precisamos ser disciplinados</text:span><text:span text:style-name="T4">, ou </text:span><text:span text:style-name="T5">discipulados no convívio</text:span><text:span text:style-name="T4"> da Igreja, </text:span></text:p>
              </text:list-item>
              <text:list-item>
                <text:p text:style-name="P6"><text:span text:style-name="T4">no meio da qual o Senhor Jesus caminha como na visão dos sete candeeiros, </text:span></text:p>
              </text:list-item>
              <text:list-item>
                <text:p text:style-name="P6"><text:span text:style-name="T4">onde Ele </text:span><text:span text:style-name="T5">instituiu uma ordem</text:span><text:span text:style-name="T4"> e </text:span><text:span text:style-name="T5">investiu líderes conforme a Sua</text:span><text:span text:style-name="T4"> própria Palavra </text:span></text:p>
              </text:list-item>
              <text:list-item>
                <text:p text:style-name="P6"><text:span text:style-name="T4">e que serão cobrados pelo rebanho que Ele comprou com Seu próprio sangue </text:span></text:p>
              </text:list-item>
              <text:list-item>
                <text:p text:style-name="P6"><text:span text:style-name="T4">e que esses líderes </text:span><text:span text:style-name="T5">receberam a <text:s/>responsabilidade de apascentar</text:span><text:span text:style-name="T4">.</text:span></text:p>
              </text:list-item>
            </text:list>
          </draw:text-box>
        </draw:frame>
        <presentation:notes draw:style-name="dp2">
          <draw:page-thumbnail draw:name="Google Shape;101;g34889821f75_0_87:notes" draw:style-name="gr1" draw:layer="layout" svg:width="16.932cm" svg:height="9.524cm" svg:x="1.059cm" svg:y="1.905cm" draw:page-number="4" presentation:class="page"/>
          <draw:frame draw:name="Google Shape;102;g34889821f75_0_8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110;p17" presentation:style-name="pr11" draw:text-style-name="P10" draw:layer="layout" svg:width="21.357cm" svg:height="1.486cm" svg:x="2.026cm" svg:y="1.758cm" presentation:class="title" presentation:placeholder="true" presentation:user-transformed="true">
          <draw:text-box/>
        </draw:frame>
        <draw:frame draw:name="Google Shape;111;p17" presentation:style-name="pr5" draw:text-style-name="P9" draw:layer="layout" svg:width="22.482cm" svg:height="9.647cm" svg:x="2.026cm" svg:y="3.87cm" presentation:class="outline" presentation:user-transformed="true">
          <draw:text-box>
            <text:p text:style-name="P6"><text:span text:style-name="T4">Mas porque isso é tão </text:span><text:span text:style-name="T5">importante ao ponto da disciplina ser uma marca</text:span><text:span text:style-name="T4"> distintiva de uma igreja verdadeira? </text:span></text:p>
            <text:p text:style-name="P7"><text:span text:style-name="T4">Primeiro, a disciplina é o método estabelecido pelo Senhor Jesus para santificar a Igreja como um corpo, porque </text:span><text:span text:style-name="T5">sem santificação ninguém verá a Deus</text:span><text:span text:style-name="T4"> (vs. 1 Hb 12). </text:span></text:p>
            <text:p text:style-name="P7"><text:span text:style-name="T4">Então, o objetivo da disciplina é deixarmos o pecado </text:span></text:p>
            <text:list text:style-name="L7">
              <text:list-item>
                <text:p text:style-name="P7"><text:span text:style-name="T4">e </text:span><text:span text:style-name="T5">sermos restaurados à comunhão do corpo</text:span><text:span text:style-name="T4"> de Cristo </text:span></text:p>
              </text:list-item>
              <text:list-item>
                <text:p text:style-name="P6"><text:span text:style-name="T4">para sermos participantes da santidade de Deus (Ef. 5.1; vs. 10 Hb 12). </text:span></text:p>
              </text:list-item>
            </text:list>
          </draw:text-box>
        </draw:frame>
        <presentation:notes draw:style-name="dp2">
          <draw:page-thumbnail draw:name="Google Shape;107;g34889821f75_0_92:notes" draw:style-name="gr1" draw:layer="layout" svg:width="16.932cm" svg:height="9.524cm" svg:x="1.059cm" svg:y="1.905cm" draw:page-number="5" presentation:class="page"/>
          <draw:frame draw:name="Google Shape;108;g34889821f75_0_9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116;p18" presentation:style-name="pr13" draw:text-style-name="P10" draw:layer="layout" svg:width="21.357cm" svg:height="1.486cm" svg:x="2.026cm" svg:y="1.758cm" presentation:class="title" presentation:placeholder="true" presentation:user-transformed="true">
          <draw:text-box/>
        </draw:frame>
        <draw:frame draw:name="Google Shape;117;p18" presentation:style-name="pr5" draw:text-style-name="P9" draw:layer="layout" svg:width="22.482cm" svg:height="9.647cm" svg:x="2.026cm" svg:y="3.87cm" presentation:class="outline" presentation:user-transformed="true">
          <draw:text-box>
            <text:p text:style-name="P6"><text:span text:style-name="T4">Em segundo lugar, a </text:span><text:span text:style-name="T5">santificação que Deus opera na disciplina</text:span><text:span text:style-name="T4"> </text:span></text:p>
            <text:list text:style-name="L7">
              <text:list-item>
                <text:p text:style-name="P6"><text:span text:style-name="T4">se trata da própria natureza da salvação. </text:span></text:p>
              </text:list-item>
            </text:list>
            <text:p text:style-name="P7"><text:span text:style-name="T4">Deus nos salvou do quê? </text:span></text:p>
            <text:list text:continue-numbering="true" text:style-name="L7">
              <text:list-item>
                <text:p text:style-name="P6"><text:span text:style-name="T4">Não afirmamos que Cristo morreu </text:span><text:span text:style-name="T5">para tirar os nossos pecados</text:span><text:span text:style-name="T4">? </text:span></text:p>
              </text:list-item>
            </text:list>
            <text:p text:style-name="P7"><text:span text:style-name="T4">Então não foi simplesmente para que eu ficasse livre do inferno, </text:span></text:p>
            <text:list text:continue-numbering="true" text:style-name="L7">
              <text:list-item>
                <text:p text:style-name="P6"><text:span text:style-name="T4">mas </text:span><text:span text:style-name="T5">continuasse escravo dos mesmos pecados</text:span><text:span text:style-name="T4"> pelos quais Cristo teria morrido. </text:span></text:p>
              </text:list-item>
            </text:list>
            <text:p text:style-name="P7"><text:span text:style-name="T4">Ef. 5.5-6. Ou o Senhor Jesus morreu pelos meus pecados </text:span></text:p>
            <text:list text:continue-numbering="true" text:style-name="L7">
              <text:list-item>
                <text:p text:style-name="P6"><text:span text:style-name="T4">e então eu serei limpo deles nessa vida segundo a medida da fé que Deus deu a cada um </text:span></text:p>
              </text:list-item>
            </text:list>
            <text:list text:style-name="L8">
              <text:list-item>
                <text:list>
                  <text:list-item>
                    <text:p text:style-name="P6"><text:span text:style-name="T4">(e isso </text:span><text:span text:style-name="T5">não significa perfeccionismo</text:span><text:span text:style-name="T4">, porque a santificação é um processo que continua até o nosso último dia aqui), </text:span></text:p>
                  </text:list-item>
                </text:list>
              </text:list-item>
              <text:list-item>
                <text:p text:style-name="P6"><text:span text:style-name="T4">ou eu continuo vivendo neste mundo, preso aos meus pecados </text:span></text:p>
                <text:list>
                  <text:list-item>
                    <text:p text:style-name="P6"><text:span text:style-name="T4">e </text:span><text:span text:style-name="T5">terei de pagá-los eternamente</text:span><text:span text:style-name="T4"> no inferno, </text:span></text:p>
                  </text:list-item>
                  <text:list-item>
                    <text:p text:style-name="P6"><text:span text:style-name="T4">porque na verdade eles não foram expiados na Cruz </text:span></text:p>
                  </text:list-item>
                  <text:list-item>
                    <text:p text:style-name="P6"><text:span text:style-name="T4">e a </text:span><text:span text:style-name="T5">ira de Deus permanece</text:span><text:span text:style-name="T4"> sobre Mim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13;g34889821f75_0_97:notes" draw:style-name="gr1" draw:layer="layout" svg:width="16.932cm" svg:height="9.524cm" svg:x="1.059cm" svg:y="1.905cm" draw:page-number="6" presentation:class="page"/>
          <draw:frame draw:name="Google Shape;114;g34889821f75_0_97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22;p19" presentation:style-name="pr15" draw:text-style-name="P10" draw:layer="layout" svg:width="21.357cm" svg:height="1.486cm" svg:x="2.026cm" svg:y="1.758cm" presentation:class="title" presentation:placeholder="true" presentation:user-transformed="true">
          <draw:text-box/>
        </draw:frame>
        <draw:frame draw:name="Google Shape;123;p19" presentation:style-name="pr5" draw:text-style-name="P9" draw:layer="layout" svg:width="22.482cm" svg:height="9.647cm" svg:x="2.026cm" svg:y="3.87cm" presentation:class="outline" presentation:user-transformed="true">
          <draw:text-box>
            <text:p text:style-name="P6"><text:span text:style-name="T4">Isso está </text:span><text:span text:style-name="T5">ligado nossa profissão</text:span><text:span text:style-name="T4"> de fé, </text:span></text:p>
            <text:list text:style-name="L7">
              <text:list-item>
                <text:p text:style-name="P6"><text:span text:style-name="T4">porque a fé verdadeira não é apenas um assentimento intelectual. </text:span></text:p>
              </text:list-item>
              <text:list-item>
                <text:p text:style-name="P6"><text:span text:style-name="T4">A salvação </text:span><text:span text:style-name="T5">não é por obras</text:span><text:span text:style-name="T4">, mas as </text:span><text:span text:style-name="T5">obras são o efeito necessário</text:span><text:span text:style-name="T4"> da fé salvadora.</text:span></text:p>
              </text:list-item>
            </text:list>
            <text:p text:style-name="P7"><text:span text:style-name="T4">Não podemos afirmar que temos um conhecimento experimental de Deus </text:span></text:p>
            <text:list text:continue-numbering="true" text:style-name="L7">
              <text:list-item>
                <text:p text:style-name="P6"><text:span text:style-name="T4">e, ao mesmo tempo, </text:span><text:span text:style-name="T5">viver um estilo de vida inconsistente</text:span><text:span text:style-name="T4">, </text:span></text:p>
              </text:list-item>
              <text:list-item>
                <text:p text:style-name="P6"><text:span text:style-name="T4">ou desconectado dessa confissão. </text:span></text:p>
              </text:list-item>
            </text:list>
            <text:p text:style-name="P7"><text:span text:style-name="T4">Os demônios também crêem que Deus existe, </text:span></text:p>
            <text:list text:continue-numbering="true" text:style-name="L7">
              <text:list-item>
                <text:p text:style-name="P6"><text:span text:style-name="T4">e inclusive vemos nos </text:span><text:span text:style-name="T5">evangelhos eles confessarem que Cristo</text:span><text:span text:style-name="T4"> é o Filho de Deus, </text:span></text:p>
              </text:list-item>
              <text:list-item>
                <text:p text:style-name="P6"><text:span text:style-name="T4">mas isso causa ódio e medo neles </text:span></text:p>
              </text:list-item>
            </text:list>
            <text:list text:style-name="L8">
              <text:list-item>
                <text:list>
                  <text:list-item>
                    <text:p text:style-name="P6"><text:span text:style-name="T4">e </text:span><text:span text:style-name="T5">não arrependimento e mudança</text:span><text:span text:style-name="T4">. <text:s/></text:span></text:p>
                  </text:list-item>
                </text:list>
              </text:list-item>
            </text:list>
            <text:p text:style-name="P7"><text:span text:style-name="T4">Vimos qual a base bíblica para haver disciplina. <text:s/></text:span></text:p>
            <text:list text:continue-numbering="true" text:style-name="L8">
              <text:list-item>
                <text:p text:style-name="P6"><text:span text:style-name="T4">Vamos ver agora o</text:span><text:span text:style-name="T5"> contexto</text:span><text:span text:style-name="T4"> </text:span></text:p>
              </text:list-item>
              <text:list-item>
                <text:p text:style-name="P6"><text:span text:style-name="T4">e qual o procedimento o Senhor Jesus ordena que ela seja aplicada.</text:span></text:p>
              </text:list-item>
            </text:list>
          </draw:text-box>
        </draw:frame>
        <presentation:notes draw:style-name="dp2">
          <draw:page-thumbnail draw:name="Google Shape;119;g34889821f75_0_102:notes" draw:style-name="gr1" draw:layer="layout" svg:width="16.932cm" svg:height="9.524cm" svg:x="1.059cm" svg:y="1.905cm" draw:page-number="7" presentation:class="page"/>
          <draw:frame draw:name="Google Shape;120;g34889821f75_0_102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disciplina e as chaves do Reino" draw:style-name="dp1" draw:master-page-name="TITLE_5f_AND_5f_BODY" presentation:presentation-page-layout-name="AL2T1">
        <draw:frame draw:name="Google Shape;128;p20" presentation:style-name="pr4" draw:text-style-name="P5" draw:layer="layout" svg:width="21.357cm" svg:height="1.486cm" svg:x="2.026cm" svg:y="1.758cm" presentation:class="title" presentation:user-transformed="true">
          <draw:text-box>
            <text:p text:style-name="P1"><text:span text:style-name="T3">A disciplina e as chaves do Reino</text:span></text:p>
          </draw:text-box>
        </draw:frame>
        <draw:frame draw:name="Google Shape;129;p20" presentation:style-name="pr5" draw:text-style-name="P9" draw:layer="layout" svg:width="22.482cm" svg:height="9.647cm" svg:x="2.026cm" svg:y="3.87cm" presentation:class="outline" presentation:user-transformed="true">
          <draw:text-box>
            <text:p text:style-name="P6"><text:span text:style-name="T4">Mt 16:18,19. ‘Dar as chaves do Reino’ aqui significa que</text:span></text:p>
            <text:list text:style-name="L7">
              <text:list-item>
                <text:p text:style-name="P6"><text:span text:style-name="T4">a Igreja está </text:span><text:span text:style-name="T5">investida de autoridade para abrir e fechar</text:span><text:span text:style-name="T4"> a porta do Reino de Deus </text:span></text:p>
              </text:list-item>
              <text:list-item>
                <text:p text:style-name="P6"><text:span text:style-name="T4">aos homens para os quais Cristo os enviar. </text:span></text:p>
              </text:list-item>
            </text:list>
            <text:p text:style-name="P7"><text:span text:style-name="T4">Então, como eu posso saber se </text:span></text:p>
            <text:list text:continue-numbering="true" text:style-name="L7">
              <text:list-item>
                <text:p text:style-name="P6"><text:span text:style-name="T4">eu </text:span><text:span text:style-name="T5">devo me submeter à disciplina</text:span><text:span text:style-name="T4"> de determinada igreja </text:span></text:p>
              </text:list-item>
              <text:list-item>
                <text:p text:style-name="P6"><text:span text:style-name="T4">ou mesmo se essa igreja tem autoridade da parte de Deus para abrir para mim as portas do Reino? </text:span></text:p>
              </text:list-item>
            </text:list>
            <text:p text:style-name="P7"><text:span text:style-name="T4">Primeiro, como a Igreja abre as portas do céu? </text:span></text:p>
            <text:list text:continue-numbering="true" text:style-name="L7">
              <text:list-item>
                <text:p text:style-name="P6"><text:span text:style-name="T4">No vs. 18, </text:span><text:span text:style-name="T5">'a pedra' à qual o Senhor Se refere</text:span><text:span text:style-name="T4"> é a </text:span><text:span text:style-name="T5">confissão de Pedro que é a chave</text:span><text:span text:style-name="T4"> do Evangelho</text:span></text:p>
              </text:list-item>
              <text:list-item>
                <text:p text:style-name="P6"><text:span text:style-name="T4">e não Pedro propriamente, conforme ele mesmo interpreta em 1Pe 2.4-6. </text:span></text:p>
              </text:list-item>
              <text:list-item>
                <text:p text:style-name="P6"><text:span text:style-name="T4">É na pregação do </text:span><text:span text:style-name="T5">Evangelho que o céu se liga à terra </text:span></text:p>
              </text:list-item>
              <text:list-item>
                <text:p text:style-name="P6"><text:span text:style-name="T4">e os anjos fazem festa por um pecador que se arrepende (2Co 2.15-16).</text:span></text:p>
              </text:list-item>
            </text:list>
            <text:p text:style-name="P7"><text:span text:style-name="T4">Isso </text:span><text:span text:style-name="T5">não quer dizer</text:span><text:span text:style-name="T4"> que como pregador </text:span></text:p>
            <text:list text:continue-numbering="true" text:style-name="L7">
              <text:list-item>
                <text:p text:style-name="P6"><text:span text:style-name="T4">eu posso ao meu bel prazer selecionar aqueles que vão entrar ou sair da igreja, </text:span></text:p>
              </text:list-item>
              <text:list-item>
                <text:p text:style-name="P6"><text:span text:style-name="T4">porque Deus </text:span><text:span text:style-name="T5">escolhe a quem quer</text:span><text:span text:style-name="T4"> e, muitas vezes, Ele escolhe </text:span><text:span text:style-name="T5">pessoas que nós mesmos nunca</text:span><text:span text:style-name="T4"> escolheríamos (Mc 9.38-41).</text:span></text:p>
              </text:list-item>
            </text:list>
          </draw:text-box>
        </draw:frame>
        <presentation:notes draw:style-name="dp2">
          <draw:page-thumbnail draw:name="Google Shape;125;g34889821f75_0_112:notes" draw:style-name="gr1" draw:layer="layout" svg:width="16.932cm" svg:height="9.524cm" svg:x="1.059cm" svg:y="1.905cm" draw:page-number="8" presentation:class="page"/>
          <draw:frame draw:name="Google Shape;126;g34889821f75_0_112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34;p21" presentation:style-name="pr18" draw:text-style-name="P10" draw:layer="layout" svg:width="21.357cm" svg:height="1.486cm" svg:x="2.026cm" svg:y="1.758cm" presentation:class="title" presentation:placeholder="true" presentation:user-transformed="true">
          <draw:text-box/>
        </draw:frame>
        <draw:frame draw:name="Google Shape;135;p21" presentation:style-name="pr5" draw:text-style-name="P9" draw:layer="layout" svg:width="22.482cm" svg:height="9.647cm" svg:x="2.026cm" svg:y="3.87cm" presentation:class="outline" presentation:user-transformed="true">
          <draw:text-box>
            <text:p text:style-name="P6"><text:span text:style-name="T4">Mt 18:15-20; Lc 17:3. </text:span></text:p>
            <text:p text:style-name="P7"><text:span text:style-name="T4">Então, como o Senhor </text:span><text:span text:style-name="T5">fala em outro momento</text:span><text:span text:style-name="T4"> sobre </text:span><text:span text:style-name="T5">suportar as faltas uns dos outros</text:span><text:span text:style-name="T4">, </text:span></text:p>
            <text:list text:style-name="L7">
              <text:list-item>
                <text:p text:style-name="P7"><text:span text:style-name="T4">agora Ele prescreve um método pelo qual fazer isso sem negligenciar a obrigação de corrigir essas faltas, </text:span></text:p>
              </text:list-item>
              <text:list-item>
                <text:p text:style-name="P6"><text:span text:style-name="T4">para não corrermos o </text:span><text:span text:style-name="T5">risco de achar que amor é ficar lisonjeado</text:span><text:span text:style-name="T4"> uns aos outros </text:span></text:p>
              </text:list-item>
              <text:list-item>
                <text:p text:style-name="P6"><text:span text:style-name="T4">e fazer vistas grossas para erros que o próprio Deus não tolera. </text:span></text:p>
              </text:list-item>
            </text:list>
            <text:p text:style-name="P6"><text:span text:style-name="T4"/></text:p>
            <text:p text:style-name="P7"><text:span text:style-name="T4">Na mesma fórmula, o Senhor nos </text:span><text:span text:style-name="T5">dá a medida para também não sermos duros</text:span><text:span text:style-name="T4"> demais </text:span></text:p>
            <text:list text:continue-numbering="true" text:style-name="L7">
              <text:list-item>
                <text:p text:style-name="P7"><text:span text:style-name="T4">ao ponto de esmagar aquele que já está quebrado. </text:span></text:p>
              </text:list-item>
              <text:list-item>
                <text:p text:style-name="P6"><text:span text:style-name="T4">Assim, como Ele mesmo diz, </text:span><text:span text:style-name="T5">ganhamos o nosso irmão faltoso</text:span><text:span text:style-name="T4"> para Deus, </text:span></text:p>
              </text:list-item>
              <text:list-item>
                <text:p text:style-name="P6"><text:span text:style-name="T4">porque é para isso que Ele nos dá as chaves do Reino.</text:span></text:p>
              </text:list-item>
            </text:list>
          </draw:text-box>
        </draw:frame>
        <presentation:notes draw:style-name="dp2">
          <draw:page-thumbnail draw:name="Google Shape;131;g34889821f75_0_117:notes" draw:style-name="gr1" draw:layer="layout" svg:width="16.932cm" svg:height="9.524cm" svg:x="1.059cm" svg:y="1.905cm" draw:page-number="9" presentation:class="page"/>
          <draw:frame draw:name="Google Shape;132;g34889821f75_0_117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40;p22" presentation:style-name="pr20" draw:text-style-name="P10" draw:layer="layout" svg:width="21.357cm" svg:height="1.486cm" svg:x="2.026cm" svg:y="1.758cm" presentation:class="title" presentation:placeholder="true" presentation:user-transformed="true">
          <draw:text-box/>
        </draw:frame>
        <draw:frame draw:name="Google Shape;141;p22" presentation:style-name="pr5" draw:text-style-name="P9" draw:layer="layout" svg:width="22.482cm" svg:height="9.647cm" svg:x="2.026cm" svg:y="3.87cm" presentation:class="outline" presentation:user-transformed="true">
          <draw:text-box>
            <text:p text:style-name="P6"><text:span text:style-name="T4">O vs. 15 trata a disciplina </text:span><text:span text:style-name="T5">apenas de forma privada</text:span><text:span text:style-name="T4">. </text:span></text:p>
            <text:p text:style-name="P7"><text:span text:style-name="T4">Se um crente pecar contra outro irmão, ou seja, no momento em que estão envolvidas apenas duas partes, </text:span></text:p>
            <text:list text:style-name="L7">
              <text:list-item>
                <text:p text:style-name="P6"><text:span text:style-name="T4">essas devem </text:span><text:span text:style-name="T5">se entender de acordo com o que está escrito</text:span><text:span text:style-name="T4"> na Palavra de Deus. </text:span></text:p>
              </text:list-item>
            </text:list>
            <text:p text:style-name="P7"><text:span text:style-name="T4">Se, nesse ponto (no vs 15 mesmo) houver arrependimento e conversão, </text:span></text:p>
            <text:list text:continue-numbering="true" text:style-name="L7">
              <text:list-item>
                <text:p text:style-name="P6"><text:span text:style-name="T4">deve haver perdão, </text:span></text:p>
              </text:list-item>
              <text:list-item>
                <text:p text:style-name="P6"><text:span text:style-name="T4">e o caso está resolvido </text:span></text:p>
              </text:list-item>
              <text:list-item>
                <text:p text:style-name="P6"><text:span text:style-name="T4">sem necessidade que outras pessoas saibam. </text:span></text:p>
              </text:list-item>
            </text:list>
            <text:p text:style-name="P7"><text:span text:style-name="T4">Nesse contexto, os </text:span><text:span text:style-name="T5">reformadores costumavam dizer</text:span><text:span text:style-name="T4"> que ‘a Bíblia é nossa’, </text:span></text:p>
            <text:list text:continue-numbering="true" text:style-name="L7">
              <text:list-item>
                <text:p text:style-name="P6"><text:span text:style-name="T4">no sentido de que os crentes têm por meio da Palavra revelada de Deus </text:span></text:p>
              </text:list-item>
            </text:list>
            <text:list text:style-name="L8">
              <text:list-item>
                <text:list>
                  <text:list-item>
                    <text:p text:style-name="P6"><text:span text:style-name="T4">o dom de discernir o certo e o errado, </text:span></text:p>
                  </text:list-item>
                  <text:list-item>
                    <text:p text:style-name="P6"><text:span text:style-name="T4">e de, eles mesmos </text:span><text:span text:style-name="T5">julgarem certas situações sem causar escândalo</text:span><text:span text:style-name="T4"> público, o que os incrédulos não podem (1Co 6.1-5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7;g34889821f75_0_127:notes" draw:style-name="gr1" draw:layer="layout" svg:width="16.932cm" svg:height="9.524cm" svg:x="1.059cm" svg:y="1.905cm" draw:page-number="10" presentation:class="page"/>
          <draw:frame draw:name="Google Shape;138;g34889821f75_0_127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46;p23" presentation:style-name="pr22" draw:text-style-name="P10" draw:layer="layout" svg:width="21.357cm" svg:height="1.486cm" svg:x="2.026cm" svg:y="1.758cm" presentation:class="title" presentation:placeholder="true" presentation:user-transformed="true">
          <draw:text-box/>
        </draw:frame>
        <draw:frame draw:name="Google Shape;147;p23" presentation:style-name="pr5" draw:text-style-name="P9" draw:layer="layout" svg:width="22.482cm" svg:height="9.647cm" svg:x="2.026cm" svg:y="3.87cm" presentation:class="outline" presentation:user-transformed="true">
          <draw:text-box>
            <text:p text:style-name="P6"><text:span text:style-name="T4">Cabe uma ressalva, que o que está no vs. 15 </text:span><text:span text:style-name="T5">não é o mesmo procedimento para pecados públicos</text:span><text:span text:style-name="T4">, </text:span></text:p>
            <text:list text:style-name="L7">
              <text:list-item>
                <text:p text:style-name="P6"><text:span text:style-name="T4">ou seja, quando o caso é visto e sabido por todos, inclusive os de fora da igreja. </text:span></text:p>
              </text:list-item>
              <text:list-item>
                <text:p text:style-name="P6"><text:span text:style-name="T4">Pode ser que alguém seja </text:span><text:span text:style-name="T5">desonesto nos seus negócios</text:span><text:span text:style-name="T4"> </text:span></text:p>
              </text:list-item>
            </text:list>
            <text:list text:style-name="L8">
              <text:list-item>
                <text:list>
                  <text:list-item>
                    <text:p text:style-name="P6"><text:span text:style-name="T4">ou cometeu imoralidade abertamente como o que Paulo relata em 1Co 5. </text:span></text:p>
                  </text:list-item>
                </text:list>
              </text:list-item>
              <text:list-item>
                <text:p text:style-name="P6"><text:span text:style-name="T4">Nesses casos, como aconteceu em Corinto, o </text:span><text:span text:style-name="T5">julgamento deve ser público</text:span><text:span text:style-name="T4">, como veremos em seguida (1Tm 5.20).</text:span></text:p>
              </text:list-item>
            </text:list>
            <text:p text:style-name="P7"><text:span text:style-name="T4">Segundo prescrito a partir do vs. 16, se, por outro lado, houver </text:span><text:span text:style-name="T5">negação</text:span><text:span text:style-name="T4"> por parte de quem causou o agravo, </text:span></text:p>
            <text:list text:continue-numbering="true" text:style-name="L8">
              <text:list-item>
                <text:p text:style-name="P6"><text:span text:style-name="T4">ou </text:span><text:span text:style-name="T5">dissimulação</text:span><text:span text:style-name="T4">, quando essa mesma </text:span><text:span text:style-name="T5">pessoa se diz arrependida, mas reincide</text:span><text:span text:style-name="T4"> no mesmo agravo, </text:span></text:p>
              </text:list-item>
              <text:list-item>
                <text:p text:style-name="P6"><text:span text:style-name="T4">então, deve-se apresentar o caso a igreja, com a presença de duas ou três testemunhas. </text:span></text:p>
              </text:list-item>
            </text:list>
            <text:p text:style-name="P7"><text:span text:style-name="T4">É nesse contexto em que o Senhor Jesus diz (cf. vs 20) que </text:span></text:p>
            <text:list text:continue-numbering="true" text:style-name="L8">
              <text:list-item>
                <text:p text:style-name="P6"><text:span text:style-name="T4">onde </text:span><text:span text:style-name="T5">houverem dois ou três em Seu nome, Cristo estará ali</text:span><text:span text:style-name="T4"> </text:span></text:p>
              </text:list-item>
              <text:list-item>
                <text:p text:style-name="P6"><text:span text:style-name="T4">dando autoridade para Igreja, para o que ela ligar na terra </text:span></text:p>
              </text:list-item>
              <text:list-item>
                <text:p text:style-name="P6"><text:span text:style-name="T4">seja ratificado no Céu. </text:span></text:p>
              </text:list-item>
            </text:list>
          </draw:text-box>
        </draw:frame>
        <presentation:notes draw:style-name="dp2">
          <draw:page-thumbnail draw:name="Google Shape;143;g34889821f75_0_132:notes" draw:style-name="gr1" draw:layer="layout" svg:width="16.932cm" svg:height="9.524cm" svg:x="1.059cm" svg:y="1.905cm" draw:page-number="11" presentation:class="page"/>
          <draw:frame draw:name="Google Shape;144;g34889821f75_0_132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52;p24" presentation:style-name="pr24" draw:text-style-name="P10" draw:layer="layout" svg:width="21.357cm" svg:height="1.486cm" svg:x="2.026cm" svg:y="1.758cm" presentation:class="title" presentation:placeholder="true" presentation:user-transformed="true">
          <draw:text-box/>
        </draw:frame>
        <draw:frame draw:name="Google Shape;153;p24" presentation:style-name="pr5" draw:text-style-name="P9" draw:layer="layout" svg:width="22.482cm" svg:height="9.647cm" svg:x="2.026cm" svg:y="3.87cm" presentation:class="outline" presentation:user-transformed="true">
          <draw:text-box>
            <text:p text:style-name="P6"><text:span text:style-name="T4">Há um parêntese importante aqui, que o </text:span><text:span text:style-name="T5">pastor R. C. Sproul coloca sobre os vs. 18-19</text:span><text:span text:style-name="T4">. </text:span></text:p>
            <text:p text:style-name="P7"><text:span text:style-name="T4">Nesses vs. o Senhor NÃO está dizendo que, </text:span></text:p>
            <text:list text:style-name="L7">
              <text:list-item>
                <text:p text:style-name="P6"><text:span text:style-name="T4">quando nos </text:span><text:span text:style-name="T5">reunirmos e houverem dois ou três crentes</text:span><text:span text:style-name="T4"> verdadeiros ali, </text:span></text:p>
              </text:list-item>
              <text:list-item>
                <text:p text:style-name="P6"><text:span text:style-name="T4">se eles pedirem a Deus algo sobre o que estão de acordo, </text:span></text:p>
              </text:list-item>
              <text:list-item>
                <text:p text:style-name="P6"><text:span text:style-name="T4">que Deus está </text:span><text:span text:style-name="T5">garantindo que isso será ligado</text:span><text:span text:style-name="T4"> no Céu. </text:span></text:p>
              </text:list-item>
            </text:list>
            <text:p text:style-name="P7"><text:span text:style-name="T4">Aí o pastor Sproul dá o seguinte exemplo: </text:span></text:p>
            <text:list text:continue-numbering="true" text:style-name="L7">
              <text:list-item>
                <text:p text:style-name="P6"><text:span text:style-name="T4">Nós podemos chegar aqui e concordarmos em pedir </text:span></text:p>
              </text:list-item>
              <text:list-item>
                <text:p text:style-name="P6"><text:span text:style-name="T4">que Deus </text:span><text:span text:style-name="T5">acabe com as guerras no mundo</text:span><text:span text:style-name="T4"> </text:span></text:p>
              </text:list-item>
              <text:list-item>
                <text:p text:style-name="P6"><text:span text:style-name="T4">ou que Ele cure as pessoas que sofrem com o câncer. </text:span></text:p>
              </text:list-item>
            </text:list>
            <text:p text:style-name="P7"><text:span text:style-name="T4">Se essa fosse a interpretação correta, Deus </text:span><text:span text:style-name="T5">concederia o que pedíssemos</text:span><text:span text:style-name="T4"> nessas circunstâncias, </text:span></text:p>
            <text:list text:continue-numbering="true" text:style-name="L7">
              <text:list-item>
                <text:p text:style-name="P7"><text:span text:style-name="T4">o que, sabemos claramente que não é o caso. </text:span></text:p>
              </text:list-item>
            </text:list>
          </draw:text-box>
        </draw:frame>
        <presentation:notes draw:style-name="dp2">
          <draw:page-thumbnail draw:name="Google Shape;149;g34889821f75_0_142:notes" draw:style-name="gr1" draw:layer="layout" svg:width="16.932cm" svg:height="9.524cm" svg:x="1.059cm" svg:y="1.905cm" draw:page-number="12" presentation:class="page"/>
          <draw:frame draw:name="Google Shape;150;g34889821f75_0_142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58;p25" presentation:style-name="pr26" draw:text-style-name="P10" draw:layer="layout" svg:width="21.357cm" svg:height="1.486cm" svg:x="2.026cm" svg:y="1.758cm" presentation:class="title" presentation:placeholder="true" presentation:user-transformed="true">
          <draw:text-box/>
        </draw:frame>
        <draw:frame draw:name="Google Shape;159;p25" presentation:style-name="pr5" draw:text-style-name="P9" draw:layer="layout" svg:width="22.482cm" svg:height="9.647cm" svg:x="2.026cm" svg:y="3.87cm" presentation:class="outline" presentation:user-transformed="true">
          <draw:text-box>
            <text:p text:style-name="P6"><text:span text:style-name="T5">Se não é isso</text:span><text:span text:style-name="T4"> o que o Senhor quer dizer, </text:span><text:span text:style-name="T5">o que significa então</text:span><text:span text:style-name="T4">, ‘o que ligardes na terra terá sido ligado no céu’,? </text:span></text:p>
            <text:p text:style-name="P7"><text:span text:style-name="T4">Como vimos essa expressão em Mt 16, no contexto da pregação do Evangelho, </text:span></text:p>
            <text:list text:style-name="L7">
              <text:list-item>
                <text:p text:style-name="P6"><text:span text:style-name="T4">quando Deus </text:span><text:span text:style-name="T5">ordena a sua bênção e a vida eterna</text:span><text:span text:style-name="T4"> no meio da congregação, </text:span></text:p>
              </text:list-item>
            </text:list>
            <text:list text:style-name="L8">
              <text:list-item>
                <text:list>
                  <text:list-item>
                    <text:p text:style-name="P6"><text:span text:style-name="T4">ou seja, quando Ele liga essas coisas no céu, </text:span></text:p>
                  </text:list-item>
                </text:list>
              </text:list-item>
              <text:list-item>
                <text:p text:style-name="P6"><text:span text:style-name="T5">agora</text:span><text:span text:style-name="T4"> em Mt 18, Ele está </text:span><text:span text:style-name="T5">falando isso no contexto da disciplina</text:span><text:span text:style-name="T4">. </text:span></text:p>
              </text:list-item>
            </text:list>
            <text:p text:style-name="P7"><text:span text:style-name="T4">Da mesma forma que, quando um oficial é investido na Igreja, isso não é necessariamente só a vontade da congregação, </text:span></text:p>
            <text:list text:continue-numbering="true" text:style-name="L8">
              <text:list-item>
                <text:p text:style-name="P7"><text:span text:style-name="T4">mas isso </text:span><text:span text:style-name="T5">reflete em última instância a ordenação de Deus</text:span><text:span text:style-name="T4">, </text:span></text:p>
              </text:list-item>
              <text:list-item>
                <text:p text:style-name="P6"><text:span text:style-name="T4">no ato da disciplina também, Deus considera essa autoridade com a qual Ele investiu os seus ministros, </text:span></text:p>
              </text:list-item>
              <text:list-item>
                <text:p text:style-name="P6"><text:span text:style-name="T4">e ratifica a decisão deles nesse momento. </text:span></text:p>
              </text:list-item>
            </text:list>
            <text:p text:style-name="P8"><text:span text:style-name="T4">Com essas palavras o Senhor Jesus deixa um </text:span><text:span text:style-name="T5">alerta solene para aqueles que não se submetem</text:span><text:span text:style-name="T4"> à disciplina sobre o pretexto de não aceitar julgamento humano. </text:span></text:p>
          </draw:text-box>
        </draw:frame>
        <presentation:notes draw:style-name="dp2">
          <draw:page-thumbnail draw:name="Google Shape;155;g34889821f75_0_147:notes" draw:style-name="gr1" draw:layer="layout" svg:width="16.932cm" svg:height="9.524cm" svg:x="1.059cm" svg:y="1.905cm" draw:page-number="13" presentation:class="page"/>
          <draw:frame draw:name="Google Shape;156;g34889821f75_0_147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64;p26" presentation:style-name="pr28" draw:text-style-name="P10" draw:layer="layout" svg:width="21.357cm" svg:height="1.486cm" svg:x="2.026cm" svg:y="1.758cm" presentation:class="title" presentation:placeholder="true" presentation:user-transformed="true">
          <draw:text-box/>
        </draw:frame>
        <draw:frame draw:name="Google Shape;165;p26" presentation:style-name="pr5" draw:text-style-name="P9" draw:layer="layout" svg:width="22.482cm" svg:height="9.647cm" svg:x="2.026cm" svg:y="3.87cm" presentation:class="outline" presentation:user-transformed="true">
          <draw:text-box>
            <text:p text:style-name="P6"><text:span text:style-name="T4">Ainda nesse ponto, </text:span><text:span text:style-name="T5">quem tem autoridade para julgar</text:span><text:span text:style-name="T4"> os casos de disciplina? </text:span></text:p>
            <text:p text:style-name="P7"><text:span text:style-name="T4">No momento em que Cristo dá essas instruções ainda não havia uma </text:span><text:span text:style-name="T5">estrutura eclesiástica</text:span><text:span text:style-name="T4"> que reconhecesse a autoridade do Senhor Jesus, porque isso viria a acontecer </text:span><text:span text:style-name="T5">somente depois do pentecostes</text:span><text:span text:style-name="T4">. </text:span></text:p>
            <text:p text:style-name="P7"><text:span text:style-name="T4">No vs 16 vemos que o Senhor aplica o mesmo princípio da Lei em que para uma acusação ser apresentada, deveria haver pelo menos duas ou três testemunhas, </text:span></text:p>
            <text:list text:style-name="L7">
              <text:list-item>
                <text:p text:style-name="P7"><text:span text:style-name="T4">de forma que segundo a mesma Lei naquele momento o Sinédrio que era composto por anciãos do povo conforme instituído por Moisés e Jetro na peregrinação do deserto. </text:span></text:p>
              </text:list-item>
            </text:list>
            <text:p text:style-name="P8"><text:span text:style-name="T4">Na igreja Presbiteriana, temos aquela estrutura conciliar representativa conforme apresentada pelo pb. Dante, de forma que os anciãos são responsáveis por administrar os atos de governo que incluem a disciplina.</text:span></text:p>
          </draw:text-box>
        </draw:frame>
        <presentation:notes draw:style-name="dp2">
          <draw:page-thumbnail draw:name="Google Shape;161;g34889821f75_0_152:notes" draw:style-name="gr1" draw:layer="layout" svg:width="16.932cm" svg:height="9.524cm" svg:x="1.059cm" svg:y="1.905cm" draw:page-number="14" presentation:class="page"/>
          <draw:frame draw:name="Google Shape;162;g34889821f75_0_152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170;p27" presentation:style-name="pr30" draw:text-style-name="P10" draw:layer="layout" svg:width="21.357cm" svg:height="1.486cm" svg:x="2.026cm" svg:y="1.758cm" presentation:class="title" presentation:placeholder="true" presentation:user-transformed="true">
          <draw:text-box/>
        </draw:frame>
        <draw:frame draw:name="Google Shape;171;p27" presentation:style-name="pr5" draw:text-style-name="P9" draw:layer="layout" svg:width="22.482cm" svg:height="9.647cm" svg:x="2.026cm" svg:y="3.87cm" presentation:class="outline" presentation:user-transformed="true">
          <draw:text-box>
            <text:p text:style-name="P6"><text:span text:style-name="T4">vs. 17 “...considera-o como gentio e publicano.” 1Co 5.3-13. </text:span></text:p>
            <text:p text:style-name="P7"><text:span text:style-name="T4">Em última instância, se o acusado insiste no erro, ele </text:span><text:span text:style-name="T5">deve ser excluído da comunhão da Igreja</text:span><text:span text:style-name="T4">. </text:span></text:p>
            <text:p text:style-name="P7"><text:span text:style-name="T4">Mas quais as implicações disso? </text:span></text:p>
            <text:p text:style-name="P7"><text:span text:style-name="T4">A ideia, tanto aqui como no texto de Mt 18, é </text:span></text:p>
            <text:list text:style-name="L7">
              <text:list-item>
                <text:p text:style-name="P6"><text:span text:style-name="T4">que nós temos em Cristo o exemplo e o padrão da perfeição, </text:span></text:p>
              </text:list-item>
              <text:list-item>
                <text:p text:style-name="P6"><text:span text:style-name="T4">que não vamos alcançar plenamente, </text:span></text:p>
              </text:list-item>
              <text:list-item>
                <text:p text:style-name="P6"><text:span text:style-name="T4">mas que não podemos </text:span><text:span text:style-name="T5">nos recusar em nos ajustar com esse padrão</text:span><text:span text:style-name="T4"> de maneira contumaz. </text:span></text:p>
              </text:list-item>
            </text:list>
            <text:p text:style-name="P7"><text:span text:style-name="T4">Quando alguém faz isso, essa pessoa deve ser deixada para que os seus atos sejam levados às últimas consequências. </text:span></text:p>
            <text:list text:continue-numbering="true" text:style-name="L7">
              <text:list-item>
                <text:p text:style-name="P6"><text:span text:style-name="T4">É disso que Paulo está falando no vs 5 de 1Co 5, que a pessoa deve ser </text:span><text:span text:style-name="T5">entregue a Satanás</text:span><text:span text:style-name="T4">, </text:span></text:p>
              </text:list-item>
              <text:list-item>
                <text:p text:style-name="P6"><text:span text:style-name="T4">o que não é nada agradável e parece até ser desprovido de amor, </text:span></text:p>
              </text:list-item>
              <text:list-item>
                <text:p text:style-name="P6"><text:span text:style-name="T4">mas não podemos esquecer que Paulo </text:span><text:span text:style-name="T5">escreve essa carta divinamente inspirado</text:span><text:span text:style-name="T4"> </text:span></text:p>
              </text:list-item>
              <text:list-item>
                <text:p text:style-name="P6"><text:span text:style-name="T4">e trata essas pessoas como um pastor que cuida das ovelhas. </text:span></text:p>
              </text:list-item>
            </text:list>
          </draw:text-box>
        </draw:frame>
        <presentation:notes draw:style-name="dp2">
          <draw:page-thumbnail draw:name="Google Shape;167;g34889821f75_0_157:notes" draw:style-name="gr1" draw:layer="layout" svg:width="16.932cm" svg:height="9.524cm" svg:x="1.059cm" svg:y="1.905cm" draw:page-number="15" presentation:class="page"/>
          <draw:frame draw:name="Google Shape;168;g34889821f75_0_157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176;p28" presentation:style-name="pr32" draw:text-style-name="P10" draw:layer="layout" svg:width="21.357cm" svg:height="1.486cm" svg:x="2.026cm" svg:y="1.758cm" presentation:class="title" presentation:placeholder="true" presentation:user-transformed="true">
          <draw:text-box/>
        </draw:frame>
        <draw:frame draw:name="Google Shape;177;p28" presentation:style-name="pr5" draw:text-style-name="P9" draw:layer="layout" svg:width="22.482cm" svg:height="9.647cm" svg:x="2.026cm" svg:y="3.87cm" presentation:class="outline" presentation:user-transformed="true">
          <draw:text-box>
            <text:p text:style-name="P6"><text:span text:style-name="T4"/></text:p>
            <text:p text:style-name="P7"><text:span text:style-name="T4">O intuito de Paulo e, em última instância quando isso ocorre no ato da disciplina, </text:span></text:p>
            <text:list text:style-name="L10">
              <text:list-item>
                <text:p text:style-name="P7"><text:span text:style-name="T4">é que essa </text:span><text:span text:style-name="T5">pessoa que está passando pela exclusão</text:span><text:span text:style-name="T4">, assim como o filho pródigo, </text:span></text:p>
              </text:list-item>
              <text:list-item>
                <text:p text:style-name="P6"><text:span text:style-name="T4">depois de perambular fora da proteção da sua casa, </text:span></text:p>
              </text:list-item>
              <text:list-item>
                <text:p text:style-name="P6"><text:span text:style-name="T4">ainda que ela acabe </text:span><text:span text:style-name="T5">faminta</text:span><text:span text:style-name="T4">, </text:span><text:span text:style-name="T5">surrada</text:span><text:span text:style-name="T4"> e </text:span><text:span text:style-name="T5">pilhada dos seus bens</text:span><text:span text:style-name="T4">, </text:span></text:p>
              </text:list-item>
              <text:list-item>
                <text:p text:style-name="P6"><text:span text:style-name="T4">possa finalmente enxergar sua situação e volte para onde ela tem tudo e no final a vida eterna. </text:span></text:p>
              </text:list-item>
            </text:list>
            <text:p text:style-name="P7"><text:span text:style-name="T4">Então, quando o Senhor Jesus afirma que essa pessoa seja </text:span><text:span text:style-name="T5">tratada como gentio e publicano</text:span><text:span text:style-name="T4">, </text:span></text:p>
            <text:list text:continue-numbering="true" text:style-name="L10">
              <text:list-item>
                <text:p text:style-name="P6"><text:span text:style-name="T4">Paulo dá a interpretação disso nos vs 9-13 de 1Co 5. </text:span></text:p>
              </text:list-item>
            </text:list>
            <text:p text:style-name="P7"><text:span text:style-name="T4">Ele diz que eles nem assentassem para comer com aquela pessoa. </text:span></text:p>
            <text:list text:continue-numbering="true" text:style-name="L10">
              <text:list-item>
                <text:p text:style-name="P6"><text:span text:style-name="T4">Na cultura judaica, comer com alguém tem conotação de intimidade, </text:span></text:p>
              </text:list-item>
              <text:list-item>
                <text:p text:style-name="P6"><text:span text:style-name="T4">como se ao tomar uma refeição com alguém, </text:span></text:p>
              </text:list-item>
              <text:list-item>
                <text:p text:style-name="P6"><text:span text:style-name="T4">muito mais do na nossa cultura ocidental, </text:span></text:p>
              </text:list-item>
              <text:list-item>
                <text:p text:style-name="P6"><text:span text:style-name="T4">você estaria admitindo essa pessoa </text:span><text:span text:style-name="T5">com todos os seus costumes e pressupostos, no seio </text:span><text:span text:style-name="T4">da sua casa. </text:span></text:p>
              </text:list-item>
            </text:list>
            <text:p text:style-name="P8"><text:span text:style-name="T4">Isso é semelhante ao que João fala na segunda carta sobre quando você hospeda alguém que ultrapassa a doutrina de Cristo, que você se torna cúmplice das suas obras más.</text:span></text:p>
          </draw:text-box>
        </draw:frame>
        <presentation:notes draw:style-name="dp2">
          <draw:page-thumbnail draw:name="Google Shape;173;g34889821f75_0_167:notes" draw:style-name="gr1" draw:layer="layout" svg:width="16.932cm" svg:height="9.524cm" svg:x="1.059cm" svg:y="1.905cm" draw:page-number="16" presentation:class="page"/>
          <draw:frame draw:name="Google Shape;174;g34889821f75_0_167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182;p29" presentation:style-name="pr34" draw:text-style-name="P10" draw:layer="layout" svg:width="21.357cm" svg:height="1.486cm" svg:x="2.026cm" svg:y="1.758cm" presentation:class="title" presentation:placeholder="true" presentation:user-transformed="true">
          <draw:text-box/>
        </draw:frame>
        <draw:frame draw:name="Google Shape;183;p29" presentation:style-name="pr35" draw:text-style-name="P11" draw:layer="layout" svg:width="22.482cm" svg:height="9.647cm" svg:x="2.026cm" svg:y="3.87cm" presentation:class="outline" presentation:placeholder="true" presentation:user-transformed="true">
          <draw:text-box/>
        </draw:frame>
        <presentation:notes draw:style-name="dp2">
          <draw:page-thumbnail draw:name="Google Shape;179;g34889821f75_0_172:notes" draw:style-name="gr1" draw:layer="layout" svg:width="16.932cm" svg:height="9.524cm" svg:x="1.059cm" svg:y="1.905cm" draw:page-number="17" presentation:class="page"/>
          <draw:frame draw:name="Google Shape;180;g34889821f75_0_172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4"/>
    <meta:generator>LibreOfficeDev/6.0.5.2$Linux_X86_64 LibreOffice_project/</meta:generator>
  </office:meta>
</office:document-meta>
</file>